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9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4.653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4.456cm"/>
    </style:style>
    <style:style style:name="co15" style:family="table-column">
      <style:table-column-properties fo:break-before="auto" style:column-width="4.332cm"/>
    </style:style>
    <style:style style:name="co16" style:family="table-column">
      <style:table-column-properties fo:break-before="auto" style:column-width="4.431cm"/>
    </style:style>
    <style:style style:name="co17" style:family="table-column">
      <style:table-column-properties fo:break-before="auto" style:column-width="3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ta1" style:family="table" style:master-page-name="PageStyle_5f_2017-1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f7f7f7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Excel_20_Built-in_20_Normal">
      <style:table-cell-properties style:diagonal-bl-tr="none" style:diagonal-tl-br="none" fo:border="none" fo:padding="0.071cm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transparent" fo:padding="0.071cm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11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Normal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Excel_20_Built-in_20_Normal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5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f7f7f7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f7f7f7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f7f7f7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5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5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1.76pt solid #f7f7f7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2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eedy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Default"/>
        <table:table-column table:style-name="co5" table:default-cell-style-name="ce12"/>
        <table:table-column table:style-name="co6" table:default-cell-style-name="ce1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ce12"/>
        <table:table-column table:style-name="co4" table:number-columns-repeated="2" table:default-cell-style-name="Default"/>
        <table:table-column table:style-name="co9" table:default-cell-style-name="ce12"/>
        <table:table-column table:style-name="co4" table:number-columns-repeated="5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 table:style-name="ce2" table:number-columns-repeated="4"/>
          <table:table-cell table:style-name="ce38" table:number-columns-repeated="4"/>
          <table:table-cell table:number-columns-repeated="52"/>
        </table:table-row>
        <table:table-row table:style-name="ro2">
          <table:table-cell table:style-name="ce2"/>
          <table:table-cell table:style-name="ce14" table:number-columns-repeated="3"/>
          <table:table-cell table:style-name="ce2"/>
          <table:table-cell table:style-name="ce73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82"/>
          <table:table-cell table:style-name="ce39" table:number-columns-repeated="2"/>
          <table:table-cell table:style-name="ce42" table:number-columns-repeated="2"/>
          <table:table-cell/>
          <table:table-cell table:style-name="ce49"/>
          <table:table-cell table:number-columns-repeated="50"/>
        </table:table-row>
        <table:table-row table:style-name="ro1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 table:style-name="ce2"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82" office:value-type="string" calcext:value-type="string">
            <text:p>Tiempo</text:p>
          </table:table-cell>
          <table:table-cell table:style-name="ce73" office:value-type="string" calcext:value-type="string">
            <text:p>Desv</text:p>
          </table:table-cell>
          <table:table-cell table:style-name="ce73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4" office:value-type="string" calcext:value-type="string">
            <text:p>MDG-a_1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833.83252" calcext:value-type="float">
            <text:p>7833.83252</text:p>
          </table:table-cell>
          <table:table-cell table:style-name="ce2"/>
          <table:table-cell table:style-name="ce28" office:value-type="string" calcext:value-type="string">
            <text:p>MDG-a_1_n500_m50</text:p>
          </table:table-cell>
          <table:table-cell table:style-name="ce78" office:value-type="float" office:value="6865.94" calcext:value-type="float">
            <text:p>6865.94</text:p>
          </table:table-cell>
          <table:table-cell table:style-name="ce79" office:value-type="float" office:value="0.000939" calcext:value-type="float">
            <text:p>0.000939</text:p>
          </table:table-cell>
          <table:table-cell table:style-name="ce87" table:formula="of:=100*([.D4]-[.G4])/[.D4]" office:value-type="float" office:value="12.355287370887" calcext:value-type="float">
            <text:p>12.36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4" office:value-type="string" calcext:value-type="string">
            <text:p>MDG-a_2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66162" calcext:value-type="float">
            <text:p>7771.66162</text:p>
          </table:table-cell>
          <table:table-cell table:style-name="ce2"/>
          <table:table-cell table:style-name="ce28" office:value-type="string" calcext:value-type="string">
            <text:p>MDG-a_2_n500_m50</text:p>
          </table:table-cell>
          <table:table-cell table:style-name="ce78" office:value-type="float" office:value="6769.68" calcext:value-type="float">
            <text:p>6769.68</text:p>
          </table:table-cell>
          <table:table-cell table:style-name="ce79" office:value-type="float" office:value="0.000858" calcext:value-type="float">
            <text:p>0.000858</text:p>
          </table:table-cell>
          <table:table-cell table:style-name="ce87" table:formula="of:=100*([.D5]-[.G5])/[.D5]" office:value-type="float" office:value="12.8927592192312" calcext:value-type="float">
            <text:p>12.89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1">
          <table:table-cell table:style-name="ce4" office:value-type="string" calcext:value-type="string">
            <text:p>MDG-a_3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9.35986" calcext:value-type="float">
            <text:p>7759.35986</text:p>
          </table:table-cell>
          <table:table-cell table:style-name="ce2"/>
          <table:table-cell table:style-name="ce28" office:value-type="string" calcext:value-type="string">
            <text:p>MDG-a_3_n500_m50</text:p>
          </table:table-cell>
          <table:table-cell table:style-name="ce78" office:value-type="float" office:value="6741.6" calcext:value-type="float">
            <text:p>6741.60</text:p>
          </table:table-cell>
          <table:table-cell table:style-name="ce79" office:value-type="float" office:value="0.00086" calcext:value-type="float">
            <text:p>0.000860</text:p>
          </table:table-cell>
          <table:table-cell table:style-name="ce87" table:formula="of:=100*([.D6]-[.G6])/[.D6]" office:value-type="float" office:value="13.1165441268759" calcext:value-type="float">
            <text:p>13.12</text:p>
          </table:table-cell>
          <table:table-cell table:style-name="ce40"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9.19540132884449" calcext:value-type="float">
            <text:p>9.20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MDG-a_4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2417" calcext:value-type="float">
            <text:p>7770.2417</text:p>
          </table:table-cell>
          <table:table-cell table:style-name="ce2"/>
          <table:table-cell table:style-name="ce28" office:value-type="string" calcext:value-type="string">
            <text:p>MDG-a_4_n500_m50</text:p>
          </table:table-cell>
          <table:table-cell table:style-name="ce78" office:value-type="float" office:value="6841.59" calcext:value-type="float">
            <text:p>6841.59</text:p>
          </table:table-cell>
          <table:table-cell table:style-name="ce79" office:value-type="float" office:value="0.000901" calcext:value-type="float">
            <text:p>0.000901</text:p>
          </table:table-cell>
          <table:table-cell table:style-name="ce87" table:formula="of:=100*([.D7]-[.G7])/[.D7]" office:value-type="float" office:value="11.9513875610845" calcext:value-type="float">
            <text:p>11.95</text:p>
          </table:table-cell>
          <table:table-cell table:style-name="ce40"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0.525800866666667" calcext:value-type="float">
            <text:p>0.525801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5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5.23096" calcext:value-type="float">
            <text:p>7755.23096</text:p>
          </table:table-cell>
          <table:table-cell table:style-name="ce2"/>
          <table:table-cell table:style-name="ce28" office:value-type="string" calcext:value-type="string">
            <text:p>MDG-a_5_n500_m50</text:p>
          </table:table-cell>
          <table:table-cell table:style-name="ce78" office:value-type="float" office:value="6740.34" calcext:value-type="float">
            <text:p>6740.34</text:p>
          </table:table-cell>
          <table:table-cell table:style-name="ce79" office:value-type="float" office:value="0.000933" calcext:value-type="float">
            <text:p>0.000933</text:p>
          </table:table-cell>
          <table:table-cell table:style-name="ce87" table:formula="of:=100*([.D8]-[.G8])/[.D8]" office:value-type="float" office:value="13.0865343048404" calcext:value-type="float">
            <text:p>13.09</text:p>
          </table:table-cell>
          <table:table-cell table:style-name="ce40"/>
          <table:table-cell table:style-name="ce43"/>
          <table:table-cell table:style-name="ce97"/>
          <table:table-cell table:number-columns-repeated="52"/>
        </table:table-row>
        <table:table-row table:style-name="ro3">
          <table:table-cell table:style-name="ce4" office:value-type="string" calcext:value-type="string">
            <text:p>MDG-a_6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3.70996" calcext:value-type="float">
            <text:p>7773.70996</text:p>
          </table:table-cell>
          <table:table-cell table:style-name="ce2"/>
          <table:table-cell table:style-name="ce28" office:value-type="string" calcext:value-type="string">
            <text:p>MDG-a_6_n500_m50</text:p>
          </table:table-cell>
          <table:table-cell table:style-name="ce78" office:value-type="float" office:value="6952.95" calcext:value-type="float">
            <text:p>6952.95</text:p>
          </table:table-cell>
          <table:table-cell table:style-name="ce79" office:value-type="float" office:value="0.000924" calcext:value-type="float">
            <text:p>0.000924</text:p>
          </table:table-cell>
          <table:table-cell table:style-name="ce87" table:formula="of:=100*([.D9]-[.G9])/[.D9]" office:value-type="float" office:value="10.5581500239044" calcext:value-type="float">
            <text:p>10.56</text:p>
          </table:table-cell>
          <table:table-cell table:style-name="ce40"/>
          <table:table-cell table:style-name="ce43"/>
          <table:table-cell table:style-name="ce97"/>
          <table:table-cell table:number-columns-repeated="52"/>
        </table:table-row>
        <table:table-row table:style-name="ro3">
          <table:table-cell table:style-name="ce4" office:value-type="string" calcext:value-type="string">
            <text:p>MDG-a_7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73096" calcext:value-type="float">
            <text:p>7771.73096</text:p>
          </table:table-cell>
          <table:table-cell table:style-name="ce2"/>
          <table:table-cell table:style-name="ce28" office:value-type="string" calcext:value-type="string">
            <text:p>MDG-a_7_n500_m50</text:p>
          </table:table-cell>
          <table:table-cell table:style-name="ce78" office:value-type="float" office:value="6637.46" calcext:value-type="float">
            <text:p>6637.46</text:p>
          </table:table-cell>
          <table:table-cell table:style-name="ce79" office:value-type="float" office:value="0.000842" calcext:value-type="float">
            <text:p>0.000842</text:p>
          </table:table-cell>
          <table:table-cell table:style-name="ce87" table:formula="of:=100*([.D10]-[.G10])/[.D10]" office:value-type="float" office:value="14.5948304932059" calcext:value-type="float">
            <text:p>14.59</text:p>
          </table:table-cell>
          <table:table-cell table:style-name="ce40"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2.1784966862436" calcext:value-type="float">
            <text:p>12.18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8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0.88135" calcext:value-type="float">
            <text:p>7750.88135</text:p>
          </table:table-cell>
          <table:table-cell table:style-name="ce2"/>
          <table:table-cell table:style-name="ce28" office:value-type="string" calcext:value-type="string">
            <text:p>MDG-a_8_n500_m50</text:p>
          </table:table-cell>
          <table:table-cell table:style-name="ce78" office:value-type="float" office:value="6946.28" calcext:value-type="float">
            <text:p>6946.28</text:p>
          </table:table-cell>
          <table:table-cell table:style-name="ce79" office:value-type="float" office:value="0.001578" calcext:value-type="float">
            <text:p>0.001578</text:p>
          </table:table-cell>
          <table:table-cell table:style-name="ce87" table:formula="of:=100*([.D11]-[.G11])/[.D11]" office:value-type="float" office:value="10.3807723750022" calcext:value-type="float">
            <text:p>10.38</text:p>
          </table:table-cell>
          <table:table-cell table:style-name="ce40"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9.0507968356925" calcext:value-type="float">
            <text:p>9.05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9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0708" calcext:value-type="float">
            <text:p>7770.0708</text:p>
          </table:table-cell>
          <table:table-cell table:style-name="ce2"/>
          <table:table-cell table:style-name="ce28" office:value-type="string" calcext:value-type="string">
            <text:p>MDG-a_9_n500_m50</text:p>
          </table:table-cell>
          <table:table-cell table:style-name="ce78" office:value-type="float" office:value="6925.26" calcext:value-type="float">
            <text:p>6925.26</text:p>
          </table:table-cell>
          <table:table-cell table:style-name="ce79" office:value-type="float" office:value="0.000865" calcext:value-type="float">
            <text:p>0.000865</text:p>
          </table:table-cell>
          <table:table-cell table:style-name="ce87" table:formula="of:=100*([.D12]-[.G12])/[.D12]" office:value-type="float" office:value="10.8726267976863" calcext:value-type="float">
            <text:p>10.87</text:p>
          </table:table-cell>
          <table:table-cell table:style-name="ce40"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6.35691046459735" calcext:value-type="float">
            <text:p>6.36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10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80.35059" calcext:value-type="float">
            <text:p>7780.35059</text:p>
          </table:table-cell>
          <table:table-cell table:style-name="ce2"/>
          <table:table-cell table:style-name="ce28" office:value-type="string" calcext:value-type="string">
            <text:p>MDG-a_10_n500_m50</text:p>
          </table:table-cell>
          <table:table-cell table:style-name="ce78" office:value-type="float" office:value="6848.57" calcext:value-type="float">
            <text:p>6848.57</text:p>
          </table:table-cell>
          <table:table-cell table:style-name="ce79" office:value-type="float" office:value="0.00135" calcext:value-type="float">
            <text:p>0.001350</text:p>
          </table:table-cell>
          <table:table-cell table:style-name="ce87" table:formula="of:=100*([.D13]-[.G13])/[.D13]" office:value-type="float" office:value="11.9760745897185" calcext:value-type="float">
            <text:p>11.98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1005" calcext:value-type="float">
            <text:p>0.001005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 table:style-name="ce2"/>
          <table:table-cell table:style-name="ce28" office:value-type="string" calcext:value-type="string">
            <text:p>MDG-b_21_n2000_m200</text:p>
          </table:table-cell>
          <table:table-cell table:style-name="ce79" office:value-type="float" office:value="10314568.353374" calcext:value-type="float">
            <text:p>10314568.353374</text:p>
          </table:table-cell>
          <table:table-cell table:style-name="ce79" office:value-type="float" office:value="0.19777" calcext:value-type="float">
            <text:p>0.197770</text:p>
          </table:table-cell>
          <table:table-cell table:style-name="ce87" table:formula="of:=100*([.D14]-[.G14])/[.D14]" office:value-type="float" office:value="8.71978471278507" calcext:value-type="float">
            <text:p>8.72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3851102" calcext:value-type="float">
            <text:p>0.385110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 table:style-name="ce2"/>
          <table:table-cell table:style-name="ce28" office:value-type="string" calcext:value-type="string">
            <text:p>MDG-b_22_n2000_m200</text:p>
          </table:table-cell>
          <table:table-cell table:style-name="ce79" office:value-type="float" office:value="10283328.499965" calcext:value-type="float">
            <text:p>10283328.499965</text:p>
          </table:table-cell>
          <table:table-cell table:style-name="ce79" office:value-type="float" office:value="0.198127" calcext:value-type="float">
            <text:p>0.198127</text:p>
          </table:table-cell>
          <table:table-cell table:style-name="ce87" table:formula="of:=100*([.D15]-[.G15])/[.D15]" office:value-type="float" office:value="8.89046726470122" calcext:value-type="float">
            <text:p>8.89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1.61717871428571" calcext:value-type="float">
            <text:p>1.617179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 table:style-name="ce2"/>
          <table:table-cell table:style-name="ce28" office:value-type="string" calcext:value-type="string">
            <text:p>MDG-b_23_n2000_m200</text:p>
          </table:table-cell>
          <table:table-cell table:style-name="ce79" office:value-type="float" office:value="10224214.160396" calcext:value-type="float">
            <text:p>10224214.160396</text:p>
          </table:table-cell>
          <table:table-cell table:style-name="ce79" office:value-type="float" office:value="0.196726" calcext:value-type="float">
            <text:p>0.196726</text:p>
          </table:table-cell>
          <table:table-cell table:style-name="ce87" table:formula="of:=100*([.D16]-[.G16])/[.D16]" office:value-type="float" office:value="9.51975519691062" calcext:value-type="float">
            <text:p>9.52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 table:style-name="ce2"/>
          <table:table-cell table:style-name="ce28" office:value-type="string" calcext:value-type="string">
            <text:p>MDG-b_24_n2000_m200</text:p>
          </table:table-cell>
          <table:table-cell table:style-name="ce79" office:value-type="float" office:value="10263575.472059" calcext:value-type="float">
            <text:p>10263575.472059</text:p>
          </table:table-cell>
          <table:table-cell table:style-name="ce79" office:value-type="float" office:value="0.197402" calcext:value-type="float">
            <text:p>0.197402</text:p>
          </table:table-cell>
          <table:table-cell table:style-name="ce87" table:formula="of:=100*([.D17]-[.G17])/[.D17]" office:value-type="float" office:value="9.09848673403924" calcext:value-type="float">
            <text:p>9.10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 table:style-name="ce2"/>
          <table:table-cell table:style-name="ce28" office:value-type="string" calcext:value-type="string">
            <text:p>MDG-b_25_n2000_m200</text:p>
          </table:table-cell>
          <table:table-cell table:style-name="ce79" office:value-type="float" office:value="10250090.790876" calcext:value-type="float">
            <text:p>10250090.790876</text:p>
          </table:table-cell>
          <table:table-cell table:style-name="ce79" office:value-type="float" office:value="0.20294" calcext:value-type="float">
            <text:p>0.202940</text:p>
          </table:table-cell>
          <table:table-cell table:style-name="ce87" table:formula="of:=100*([.D18]-[.G18])/[.D18]" office:value-type="float" office:value="9.2596467535292" calcext:value-type="float">
            <text:p>9.26</text:p>
          </table:table-cell>
          <table:table-cell table:style-name="ce40"/>
          <table:table-cell table:style-name="ce2" table:number-columns-repeated="2"/>
          <table:table-cell table:number-columns-repeated="5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 table:style-name="ce2"/>
          <table:table-cell table:style-name="ce28" office:value-type="string" calcext:value-type="string">
            <text:p>MDG-b_26_n2000_m200</text:p>
          </table:table-cell>
          <table:table-cell table:style-name="ce79" office:value-type="float" office:value="10196189.880494" calcext:value-type="float">
            <text:p>10196189.880494</text:p>
          </table:table-cell>
          <table:table-cell table:style-name="ce79" office:value-type="float" office:value="0.198144" calcext:value-type="float">
            <text:p>0.198144</text:p>
          </table:table-cell>
          <table:table-cell table:style-name="ce87" table:formula="of:=100*([.D19]-[.G19])/[.D19]" office:value-type="float" office:value="9.70667096251689" calcext:value-type="float">
            <text:p>9.71</text:p>
          </table:table-cell>
          <table:table-cell table:style-name="ce40"/>
          <table:table-cell table:style-name="ce11" table:number-columns-repeated="2"/>
          <table:table-cell table:number-columns-repeated="5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 table:style-name="ce2"/>
          <table:table-cell table:style-name="ce28" office:value-type="string" calcext:value-type="string">
            <text:p>MDG-b_27_n2000_m200</text:p>
          </table:table-cell>
          <table:table-cell table:style-name="ce79" office:value-type="float" office:value="10358195.606871" calcext:value-type="float">
            <text:p>10358195.606871</text:p>
          </table:table-cell>
          <table:table-cell table:style-name="ce79" office:value-type="float" office:value="0.201107" calcext:value-type="float">
            <text:p>0.201107</text:p>
          </table:table-cell>
          <table:table-cell table:style-name="ce87" table:formula="of:=100*([.D20]-[.G20])/[.D20]" office:value-type="float" office:value="8.38057953958456" calcext:value-type="float">
            <text:p>8.38</text:p>
          </table:table-cell>
          <table:table-cell table:style-name="ce40"/>
          <table:table-cell table:style-name="ce44"/>
          <table:table-cell table:style-name="ce47"/>
          <table:table-cell table:number-columns-repeated="52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 table:style-name="ce2"/>
          <table:table-cell table:style-name="ce28" office:value-type="string" calcext:value-type="string">
            <text:p>MDG-b_28_n2000_m200</text:p>
          </table:table-cell>
          <table:table-cell table:style-name="ce79" office:value-type="float" office:value="10277383.165226" calcext:value-type="float">
            <text:p>10277383.165226</text:p>
          </table:table-cell>
          <table:table-cell table:style-name="ce79" office:value-type="float" office:value="0.200148" calcext:value-type="float">
            <text:p>0.200148</text:p>
          </table:table-cell>
          <table:table-cell table:style-name="ce87" table:formula="of:=100*([.D21]-[.G21])/[.D21]" office:value-type="float" office:value="8.88776907338046" calcext:value-type="float">
            <text:p>8.89</text:p>
          </table:table-cell>
          <table:table-cell table:style-name="ce40"/>
          <table:table-cell table:style-name="ce44"/>
          <table:table-cell table:style-name="ce47"/>
          <table:table-cell table:number-columns-repeated="52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 table:style-name="ce2"/>
          <table:table-cell table:style-name="ce28" office:value-type="string" calcext:value-type="string">
            <text:p>MDG-b_29_n2000_m200</text:p>
          </table:table-cell>
          <table:table-cell table:style-name="ce79" office:value-type="float" office:value="10291258.670388" calcext:value-type="float">
            <text:p>10291258.670388</text:p>
          </table:table-cell>
          <table:table-cell table:style-name="ce79" office:value-type="float" office:value="0.199529" calcext:value-type="float">
            <text:p>0.199529</text:p>
          </table:table-cell>
          <table:table-cell table:style-name="ce87" table:formula="of:=100*([.D22]-[.G22])/[.D22]" office:value-type="float" office:value="8.9042479808422" calcext:value-type="float">
            <text:p>8.90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 table:style-name="ce2"/>
          <table:table-cell table:style-name="ce28" office:value-type="string" calcext:value-type="string">
            <text:p>MDG-b_30_n2000_m200</text:p>
          </table:table-cell>
          <table:table-cell table:style-name="ce79" office:value-type="float" office:value="10263859.32965" calcext:value-type="float">
            <text:p>10263859.329650</text:p>
          </table:table-cell>
          <table:table-cell table:style-name="ce83" office:value-type="float" office:value="0.198674" calcext:value-type="float">
            <text:p>0.198674</text:p>
          </table:table-cell>
          <table:table-cell table:style-name="ce87" table:formula="of:=100*([.D23]-[.G23])/[.D23]" office:value-type="float" office:value="9.14056013863553" calcext:value-type="float">
            <text:p>9.14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 table:style-name="ce2"/>
          <table:table-cell table:style-name="ce28" office:value-type="string" calcext:value-type="string">
            <text:p>MDG-c_1_n3000_m300</text:p>
          </table:table-cell>
          <table:table-cell table:style-name="ce80" office:value-type="float" office:value="23016526" calcext:value-type="float">
            <text:p>23016526</text:p>
          </table:table-cell>
          <table:table-cell table:style-name="ce79" office:value-type="float" office:value="0.671329" calcext:value-type="float">
            <text:p>0.671329</text:p>
          </table:table-cell>
          <table:table-cell table:style-name="ce87" table:formula="of:=100*([.D24]-[.G24])/[.D24]" office:value-type="float" office:value="7.50512676563478" calcext:value-type="float">
            <text:p>7.51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table:style-name="ce28" office:value-type="string" calcext:value-type="string">
            <text:p>MDG-c_2_n3000_m300</text:p>
          </table:table-cell>
          <table:table-cell table:style-name="ce80" office:value-type="float" office:value="23003023" calcext:value-type="float">
            <text:p>23003023</text:p>
          </table:table-cell>
          <table:table-cell table:style-name="ce79" office:value-type="float" office:value="0.667153" calcext:value-type="float">
            <text:p>0.667153</text:p>
          </table:table-cell>
          <table:table-cell table:style-name="ce87" table:formula="of:=100*([.D25]-[.G25])/[.D25]" office:value-type="float" office:value="7.63815215457896" calcext:value-type="float">
            <text:p>7.6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table:style-name="ce28" office:value-type="string" calcext:value-type="string">
            <text:p>MDG-c_8_n3000_m400</text:p>
          </table:table-cell>
          <table:table-cell table:style-name="ce80" office:value-type="float" office:value="40498138" calcext:value-type="float">
            <text:p>40498138</text:p>
          </table:table-cell>
          <table:table-cell table:style-name="ce79" office:value-type="float" office:value="1.114676" calcext:value-type="float">
            <text:p>1.114676</text:p>
          </table:table-cell>
          <table:table-cell table:style-name="ce87" table:formula="of:=100*([.D26]-[.G26])/[.D26]" office:value-type="float" office:value="6.7663635605385" calcext:value-type="float">
            <text:p>6.77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table:style-name="ce28" office:value-type="string" calcext:value-type="string">
            <text:p>MDG-c_9_n3000_m400</text:p>
          </table:table-cell>
          <table:table-cell table:style-name="ce80" office:value-type="float" office:value="40416360" calcext:value-type="float">
            <text:p>40416360</text:p>
          </table:table-cell>
          <table:table-cell table:style-name="ce79" office:value-type="float" office:value="1.10178" calcext:value-type="float">
            <text:p>1.101780</text:p>
          </table:table-cell>
          <table:table-cell table:style-name="ce87" table:formula="of:=100*([.D27]-[.G27])/[.D27]" office:value-type="float" office:value="6.95591571601558" calcext:value-type="float">
            <text:p>6.96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table:style-name="ce28" office:value-type="string" calcext:value-type="string">
            <text:p>MDG-c_10_n3000_m400</text:p>
          </table:table-cell>
          <table:table-cell table:style-name="ce80" office:value-type="float" office:value="40641371" calcext:value-type="float">
            <text:p>40641371</text:p>
          </table:table-cell>
          <table:table-cell table:style-name="ce79" office:value-type="float" office:value="1.104032" calcext:value-type="float">
            <text:p>1.104032</text:p>
          </table:table-cell>
          <table:table-cell table:style-name="ce87" table:formula="of:=100*([.D28]-[.G28])/[.D28]" office:value-type="float" office:value="6.52052542432879" calcext:value-type="float">
            <text:p>6.52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table:style-name="ce28" office:value-type="string" calcext:value-type="string">
            <text:p>MDG-c_13_n3000_m500</text:p>
          </table:table-cell>
          <table:table-cell table:style-name="ce80" office:value-type="float" office:value="62891574" calcext:value-type="float">
            <text:p>62891574</text:p>
          </table:table-cell>
          <table:table-cell table:style-name="ce79" office:value-type="float" office:value="1.61296" calcext:value-type="float">
            <text:p>1.612960</text:p>
          </table:table-cell>
          <table:table-cell table:style-name="ce87" table:formula="of:=100*([.D29]-[.G29])/[.D29]" office:value-type="float" office:value="6.15166064203461" calcext:value-type="float">
            <text:p>6.15</text:p>
          </table:table-cell>
          <table:table-cell table:style-name="ce40"/>
          <table:table-cell table:number-columns-repeated="54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 table:style-name="ce2"/>
          <table:table-cell table:style-name="ce28" office:value-type="string" calcext:value-type="string">
            <text:p>MDG-c_14_n3000_m500</text:p>
          </table:table-cell>
          <table:table-cell table:style-name="ce80" office:value-type="float" office:value="63055195" calcext:value-type="float">
            <text:p>63055195</text:p>
          </table:table-cell>
          <table:table-cell table:style-name="ce79" office:value-type="float" office:value="1.591374" calcext:value-type="float">
            <text:p>1.591374</text:p>
          </table:table-cell>
          <table:table-cell table:style-name="ce87" table:formula="of:=100*([.D30]-[.G30])/[.D30]" office:value-type="float" office:value="5.85911329487367" calcext:value-type="float">
            <text:p>5.86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table:style-name="ce28" office:value-type="string" calcext:value-type="string">
            <text:p>MDG-c_15_n3000_m500</text:p>
          </table:table-cell>
          <table:table-cell table:style-name="ce80" office:value-type="float" office:value="63044103" calcext:value-type="float">
            <text:p>63044103</text:p>
          </table:table-cell>
          <table:table-cell table:style-name="ce79" office:value-type="float" office:value="1.610086" calcext:value-type="float">
            <text:p>1.610086</text:p>
          </table:table-cell>
          <table:table-cell table:style-name="ce87" table:formula="of:=100*([.D31]-[.G31])/[.D31]" office:value-type="float" office:value="5.89431918261997" calcext:value-type="float">
            <text:p>5.89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table:style-name="ce28" office:value-type="string" calcext:value-type="string">
            <text:p>MDG-c_19_n3000_m600</text:p>
          </table:table-cell>
          <table:table-cell table:style-name="ce80" office:value-type="float" office:value="90718810" calcext:value-type="float">
            <text:p>90718810</text:p>
          </table:table-cell>
          <table:table-cell table:style-name="ce79" office:value-type="float" office:value="2.165338" calcext:value-type="float">
            <text:p>2.165338</text:p>
          </table:table-cell>
          <table:table-cell table:style-name="ce87" table:formula="of:=100*([.D32]-[.G32])/[.D32]" office:value-type="float" office:value="5.1391368943131" calcext:value-type="float">
            <text:p>5.1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table:style-name="ce28" office:value-type="string" calcext:value-type="string">
            <text:p>MDG-c_20_n3000_m600</text:p>
          </table:table-cell>
          <table:table-cell table:style-name="ce80" office:value-type="float" office:value="90728662" calcext:value-type="float">
            <text:p>90728662</text:p>
          </table:table-cell>
          <table:table-cell table:style-name="ce79" office:value-type="float" office:value="2.134681" calcext:value-type="float">
            <text:p>2.134681</text:p>
          </table:table-cell>
          <table:table-cell table:style-name="ce87" table:formula="of:=100*([.D33]-[.G33])/[.D33]" office:value-type="float" office:value="5.13879101103549" calcext:value-type="float">
            <text:p>5.1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2" table:number-columns-repeated="3"/>
          <table:table-cell table:number-columns-repeated="56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10"/>
          <table:table-cell table:style-name="ce34"/>
          <table:table-cell table:style-name="ce37"/>
          <table:table-cell table:number-columns-repeated="56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style-name="ce10"/>
          <table:table-cell table:style-name="ce20"/>
          <table:table-cell table:style-name="ce21"/>
          <table:table-cell table:style-name="ce41" table:number-columns-repeated="3"/>
          <table:table-cell table:style-name="ce48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4">
          <table:table-cell table:style-name="ce9" table:number-columns-repeated="5"/>
          <table:table-cell table:number-columns-repeated="59"/>
        </table:table-row>
        <table:table-row table:style-name="ro3" table:number-rows-repeated="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number-columns-repeated="3"/>
          <table:table-cell table:style-name="ce41" table:number-columns-repeated="3"/>
          <table:table-cell table:style-name="ce48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3">
          <table:table-cell table:style-name="ce2"/>
          <table:table-cell table:style-name="ce14" table:number-columns-repeated="3"/>
          <table:table-cell table:style-name="ce2" table:number-columns-repeated="8"/>
          <table:table-cell table:number-columns-repeated="52"/>
        </table:table-row>
        <table:table-row table:style-name="ro3">
          <table:table-cell table:style-name="ce10"/>
          <table:table-cell table:style-name="ce20" table:number-columns-repeated="2"/>
          <table:table-cell table:style-name="ce21"/>
          <table:table-cell table:style-name="ce9"/>
          <table:table-cell table:style-name="ce10"/>
          <table:table-cell table:style-name="ce34"/>
          <table:table-cell table:style-name="ce37"/>
          <table:table-cell table:number-columns-repeated="56"/>
        </table:table-row>
        <table:table-row table:style-name="ro3">
          <table:table-cell table:style-name="ce11"/>
          <table:table-cell table:style-name="ce21" table:number-columns-repeated="3"/>
          <table:table-cell table:style-name="ce9"/>
          <table:table-cell table:style-name="ce10"/>
          <table:table-cell table:style-name="ce20"/>
          <table:table-cell table:style-name="ce21"/>
          <table:table-cell table:number-columns-repeated="56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Local Search" table:style-name="ta2">
        <office:forms form:automatic-focus="false" form:apply-design-mode="false"/>
        <table:table-column table:style-name="co10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2" table:default-cell-style-name="ce28"/>
        <table:table-column table:style-name="co13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14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73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82"/>
          <table:table-cell table:style-name="ce39" table:number-columns-repeated="2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82" office:value-type="string" calcext:value-type="string">
            <text:p>Tiempo</text:p>
          </table:table-cell>
          <table:table-cell table:style-name="ce73" office:value-type="string" calcext:value-type="string">
            <text:p>Desv</text:p>
          </table:table-cell>
          <table:table-cell table:style-name="ce73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573.54" calcext:value-type="float">
            <text:p>7573.54</text:p>
          </table:table-cell>
          <table:table-cell office:value-type="float" office:value="0.008005" calcext:value-type="float">
            <text:p>0.008005</text:p>
          </table:table-cell>
          <table:table-cell table:formula="of:=100*([.D4]-[.G4])/[.D4]" office:value-type="float" office:value="3.32267149362034" calcext:value-type="float">
            <text:p>3.32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581.39" calcext:value-type="float">
            <text:p>7581.39</text:p>
          </table:table-cell>
          <table:table-cell office:value-type="float" office:value="0.008371" calcext:value-type="float">
            <text:p>0.008371</text:p>
          </table:table-cell>
          <table:table-cell table:formula="of:=100*([.D5]-[.G5])/[.D5]" office:value-type="float" office:value="2.44827463293493" calcext:value-type="float">
            <text:p>2.45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06.58" calcext:value-type="float">
            <text:p>7606.58</text:p>
          </table:table-cell>
          <table:table-cell office:value-type="float" office:value="0.009346" calcext:value-type="float">
            <text:p>0.009346</text:p>
          </table:table-cell>
          <table:table-cell table:formula="of:=100*([.D6]-[.G6])/[.D6]" office:value-type="float" office:value="1.9689750540839" calcext:value-type="float">
            <text:p>1.97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17488904034463" calcext:value-type="float">
            <text:p>1.17</text:p>
          </table:table-cell>
        </table:table-row>
        <table:table-row table:style-name="ro6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560.53" calcext:value-type="float">
            <text:p>7560.53</text:p>
          </table:table-cell>
          <table:table-cell office:value-type="float" office:value="0.00885" calcext:value-type="float">
            <text:p>0.008850</text:p>
          </table:table-cell>
          <table:table-cell table:formula="of:=100*([.D7]-[.G7])/[.D7]" office:value-type="float" office:value="2.69890832353387" calcext:value-type="float">
            <text:p>2.70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6.4083558" calcext:value-type="float">
            <text:p>6.408356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618.9" calcext:value-type="float">
            <text:p>7618.90</text:p>
          </table:table-cell>
          <table:table-cell office:value-type="float" office:value="0.009367" calcext:value-type="float">
            <text:p>0.009367</text:p>
          </table:table-cell>
          <table:table-cell table:formula="of:=100*([.D8]-[.G8])/[.D8]" office:value-type="float" office:value="1.75792262929588" calcext:value-type="float">
            <text:p>1.76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94.95" calcext:value-type="float">
            <text:p>7594.95</text:p>
          </table:table-cell>
          <table:table-cell office:value-type="float" office:value="0.006883" calcext:value-type="float">
            <text:p>0.006883</text:p>
          </table:table-cell>
          <table:table-cell table:formula="of:=100*([.D9]-[.G9])/[.D9]" office:value-type="float" office:value="2.29954501672713" calcext:value-type="float">
            <text:p>2.30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17.86" calcext:value-type="float">
            <text:p>7617.86</text:p>
          </table:table-cell>
          <table:table-cell office:value-type="float" office:value="0.010098" calcext:value-type="float">
            <text:p>0.010098</text:p>
          </table:table-cell>
          <table:table-cell table:formula="of:=100*([.D10]-[.G10])/[.D10]" office:value-type="float" office:value="1.97988016816269" calcext:value-type="float">
            <text:p>1.98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2.14021120136905" calcext:value-type="float">
            <text:p>2.14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83.66" calcext:value-type="float">
            <text:p>7683.66</text:p>
          </table:table-cell>
          <table:table-cell office:value-type="float" office:value="0.009809" calcext:value-type="float">
            <text:p>0.009809</text:p>
          </table:table-cell>
          <table:table-cell table:formula="of:=100*([.D11]-[.G11])/[.D11]" office:value-type="float" office:value="0.867273629469245" calcext:value-type="float">
            <text:p>0.87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0.918712732041741" calcext:value-type="float">
            <text:p>0.92</text:p>
          </table:table-cell>
        </table:table-row>
        <table:table-row table:style-name="ro3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545.83" calcext:value-type="float">
            <text:p>7545.83</text:p>
          </table:table-cell>
          <table:table-cell office:value-type="float" office:value="0.007454" calcext:value-type="float">
            <text:p>0.007454</text:p>
          </table:table-cell>
          <table:table-cell table:formula="of:=100*([.D12]-[.G12])/[.D12]" office:value-type="float" office:value="2.88595568524293" calcext:value-type="float">
            <text:p>2.89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0.465743187623101" calcext:value-type="float">
            <text:p>0.47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89.11" calcext:value-type="float">
            <text:p>7689.11</text:p>
          </table:table-cell>
          <table:table-cell office:value-type="float" office:value="0.009011" calcext:value-type="float">
            <text:p>0.009011</text:p>
          </table:table-cell>
          <table:table-cell table:formula="of:=100*([.D13]-[.G13])/[.D13]" office:value-type="float" office:value="1.17270538061962" calcext:value-type="float">
            <text:p>1.17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87194" calcext:value-type="float">
            <text:p>0.008719</text:p>
          </table:table-cell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177930.880744" calcext:value-type="float">
            <text:p>11177930.880744</text:p>
          </table:table-cell>
          <table:table-cell office:value-type="float" office:value="2.151856" calcext:value-type="float">
            <text:p>2.151856</text:p>
          </table:table-cell>
          <table:table-cell table:formula="of:=100*([.D14]-[.G14])/[.D14]" office:value-type="float" office:value="1.07933727288142" calcext:value-type="float">
            <text:p>1.08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4.4162377" calcext:value-type="float">
            <text:p>4.416238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200340.821013" calcext:value-type="float">
            <text:p>11200340.821013</text:p>
          </table:table-cell>
          <table:table-cell office:value-type="float" office:value="2.233203" calcext:value-type="float">
            <text:p>2.233203</text:p>
          </table:table-cell>
          <table:table-cell table:formula="of:=100*([.D15]-[.G15])/[.D15]" office:value-type="float" office:value="0.765805674489519" calcext:value-type="float">
            <text:p>0.77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20.2126117142857" calcext:value-type="float">
            <text:p>20.212612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197381.66352" calcext:value-type="float">
            <text:p>11197381.663520</text:p>
          </table:table-cell>
          <table:table-cell office:value-type="float" office:value="2.127762" calcext:value-type="float">
            <text:p>2.127762</text:p>
          </table:table-cell>
          <table:table-cell table:formula="of:=100*([.D16]-[.G16])/[.D16]" office:value-type="float" office:value="0.907608333032681" calcext:value-type="float">
            <text:p>0.9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196394.022819" calcext:value-type="float">
            <text:p>11196394.022819</text:p>
          </table:table-cell>
          <table:table-cell office:value-type="float" office:value="2.178484" calcext:value-type="float">
            <text:p>2.178484</text:p>
          </table:table-cell>
          <table:table-cell table:formula="of:=100*([.D17]-[.G17])/[.D17]" office:value-type="float" office:value="0.836783188575519" calcext:value-type="float">
            <text:p>0.84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192378.358757" calcext:value-type="float">
            <text:p>11192378.358757</text:p>
          </table:table-cell>
          <table:table-cell office:value-type="float" office:value="1.984376" calcext:value-type="float">
            <text:p>1.984376</text:p>
          </table:table-cell>
          <table:table-cell table:formula="of:=100*([.D18]-[.G18])/[.D18]" office:value-type="float" office:value="0.917915103172514" calcext:value-type="float">
            <text:p>0.92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174081.565327" calcext:value-type="float">
            <text:p>11174081.565327</text:p>
          </table:table-cell>
          <table:table-cell office:value-type="float" office:value="2.114353" calcext:value-type="float">
            <text:p>2.114353</text:p>
          </table:table-cell>
          <table:table-cell table:formula="of:=100*([.D19]-[.G19])/[.D19]" office:value-type="float" office:value="1.04685816023051" calcext:value-type="float">
            <text:p>1.05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203562.07101" calcext:value-type="float">
            <text:p>11203562.071010</text:p>
          </table:table-cell>
          <table:table-cell office:value-type="float" office:value="2.207967" calcext:value-type="float">
            <text:p>2.207967</text:p>
          </table:table-cell>
          <table:table-cell table:formula="of:=100*([.D20]-[.G20])/[.D20]" office:value-type="float" office:value="0.903216834664342" calcext:value-type="float">
            <text:p>0.90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179878.720191" calcext:value-type="float">
            <text:p>11179878.720191</text:p>
          </table:table-cell>
          <table:table-cell office:value-type="float" office:value="2.181586" calcext:value-type="float">
            <text:p>2.181586</text:p>
          </table:table-cell>
          <table:table-cell table:formula="of:=100*([.D21]-[.G21])/[.D21]" office:value-type="float" office:value="0.886862413361955" calcext:value-type="float">
            <text:p>0.89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170642.525669" calcext:value-type="float">
            <text:p>11170642.525669</text:p>
          </table:table-cell>
          <table:table-cell office:value-type="float" office:value="2.162907" calcext:value-type="float">
            <text:p>2.162907</text:p>
          </table:table-cell>
          <table:table-cell table:formula="of:=100*([.D22]-[.G22])/[.D22]" office:value-type="float" office:value="1.12015313141125" calcext:value-type="float">
            <text:p>1.12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214788.480507" calcext:value-type="float">
            <text:p>11214788.480507</text:p>
          </table:table-cell>
          <table:table-cell table:style-name="ce83" office:value-type="float" office:value="2.275851" calcext:value-type="float">
            <text:p>2.275851</text:p>
          </table:table-cell>
          <table:table-cell table:formula="of:=100*([.D23]-[.G23])/[.D23]" office:value-type="float" office:value="0.722587208597697" calcext:value-type="float">
            <text:p>0.72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731400" calcext:value-type="float">
            <text:p>24731400</text:p>
          </table:table-cell>
          <table:table-cell office:value-type="float" office:value="8.020046" calcext:value-type="float">
            <text:p>8.020046</text:p>
          </table:table-cell>
          <table:table-cell table:formula="of:=100*([.D24]-[.G24])/[.D24]" office:value-type="float" office:value="0.613684797246114" calcext:value-type="float">
            <text:p>0.61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698216" calcext:value-type="float">
            <text:p>24698216</text:p>
          </table:table-cell>
          <table:table-cell office:value-type="float" office:value="7.695218" calcext:value-type="float">
            <text:p>7.695218</text:p>
          </table:table-cell>
          <table:table-cell table:formula="of:=100*([.D25]-[.G25])/[.D25]" office:value-type="float" office:value="0.831605122277039" calcext:value-type="float">
            <text:p>0.8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3212902" calcext:value-type="float">
            <text:p>43212902</text:p>
          </table:table-cell>
          <table:table-cell office:value-type="float" office:value="13.341589" calcext:value-type="float">
            <text:p>13.341589</text:p>
          </table:table-cell>
          <table:table-cell table:formula="of:=100*([.D26]-[.G26])/[.D26]" office:value-type="float" office:value="0.516512769992565" calcext:value-type="float">
            <text:p>0.5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3256869" calcext:value-type="float">
            <text:p>43256869</text:p>
          </table:table-cell>
          <table:table-cell office:value-type="float" office:value="14.025788" calcext:value-type="float">
            <text:p>14.025788</text:p>
          </table:table-cell>
          <table:table-cell table:formula="of:=100*([.D27]-[.G27])/[.D27]" office:value-type="float" office:value="0.416668767368633" calcext:value-type="float">
            <text:p>0.4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3263928" calcext:value-type="float">
            <text:p>43263928</text:p>
          </table:table-cell>
          <table:table-cell office:value-type="float" office:value="14.182871" calcext:value-type="float">
            <text:p>14.182871</text:p>
          </table:table-cell>
          <table:table-cell table:formula="of:=100*([.D28]-[.G28])/[.D28]" office:value-type="float" office:value="0.488365475670844" calcext:value-type="float">
            <text:p>0.4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784629" calcext:value-type="float">
            <text:p>66784629</text:p>
          </table:table-cell>
          <table:table-cell office:value-type="float" office:value="20.265749" calcext:value-type="float">
            <text:p>20.265749</text:p>
          </table:table-cell>
          <table:table-cell table:formula="of:=100*([.D29]-[.G29])/[.D29]" office:value-type="float" office:value="0.342349099295609" calcext:value-type="float">
            <text:p>0.3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759987" calcext:value-type="float">
            <text:p>66759987</text:p>
          </table:table-cell>
          <table:table-cell office:value-type="float" office:value="19.659483" calcext:value-type="float">
            <text:p>19.659483</text:p>
          </table:table-cell>
          <table:table-cell table:formula="of:=100*([.D30]-[.G30])/[.D30]" office:value-type="float" office:value="0.327889357844237" calcext:value-type="float">
            <text:p>0.33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6704810" calcext:value-type="float">
            <text:p>66704810</text:p>
          </table:table-cell>
          <table:table-cell office:value-type="float" office:value="19.566369" calcext:value-type="float">
            <text:p>19.566369</text:p>
          </table:table-cell>
          <table:table-cell table:formula="of:=100*([.D31]-[.G31])/[.D31]" office:value-type="float" office:value="0.429996460668498" calcext:value-type="float">
            <text:p>0.4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5289727" calcext:value-type="float">
            <text:p>95289727</text:p>
          </table:table-cell>
          <table:table-cell office:value-type="float" office:value="26.940439" calcext:value-type="float">
            <text:p>26.940439</text:p>
          </table:table-cell>
          <table:table-cell table:formula="of:=100*([.D32]-[.G32])/[.D32]" office:value-type="float" office:value="0.359520276717954" calcext:value-type="float">
            <text:p>0.36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5327159" calcext:value-type="float">
            <text:p>95327159</text:p>
          </table:table-cell>
          <table:table-cell office:value-type="float" office:value="26.847583" calcext:value-type="float">
            <text:p>26.847583</text:p>
          </table:table-cell>
          <table:table-cell table:formula="of:=100*([.D33]-[.G33])/[.D33]" office:value-type="float" office:value="0.330839749149514" calcext:value-type="float">
            <text:p>0.33</text:p>
          </table:table-cell>
          <table:table-cell table:number-columns-repeated="3"/>
        </table:table-row>
      </table:table>
      <table:table table:name="Hybrid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73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82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82" office:value-type="string" calcext:value-type="string">
            <text:p>Tiempo</text:p>
          </table:table-cell>
          <table:table-cell table:style-name="ce73" office:value-type="string" calcext:value-type="string">
            <text:p>Desv</text:p>
          </table:table-cell>
          <table:table-cell table:style-name="ce73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75.99" calcext:value-type="float">
            <text:p>7675.99</text:p>
          </table:table-cell>
          <table:table-cell office:value-type="float" office:value="0.008678" calcext:value-type="float">
            <text:p>0.008678</text:p>
          </table:table-cell>
          <table:table-cell table:formula="of:=100*([.D4]-[.G4])/[.D4]" office:value-type="float" office:value="2.01488249330099" calcext:value-type="float">
            <text:p>2.0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666.75" calcext:value-type="float">
            <text:p>7666.75</text:p>
          </table:table-cell>
          <table:table-cell office:value-type="float" office:value="0.008945" calcext:value-type="float">
            <text:p>0.008945</text:p>
          </table:table-cell>
          <table:table-cell table:formula="of:=100*([.D5]-[.G5])/[.D5]" office:value-type="float" office:value="1.34992521715066" calcext:value-type="float">
            <text:p>1.35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73.53" calcext:value-type="float">
            <text:p>7673.53</text:p>
          </table:table-cell>
          <table:table-cell office:value-type="float" office:value="0.008592" calcext:value-type="float">
            <text:p>0.008592</text:p>
          </table:table-cell>
          <table:table-cell table:formula="of:=100*([.D6]-[.G6])/[.D6]" office:value-type="float" office:value="1.10614614541153" calcext:value-type="float">
            <text:p>1.11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17045052481768" calcext:value-type="float">
            <text:p>1.17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511.62" calcext:value-type="float">
            <text:p>7511.62</text:p>
          </table:table-cell>
          <table:table-cell office:value-type="float" office:value="0.009982" calcext:value-type="float">
            <text:p>0.009982</text:p>
          </table:table-cell>
          <table:table-cell table:formula="of:=100*([.D7]-[.G7])/[.D7]" office:value-type="float" office:value="3.32836107273213" calcext:value-type="float">
            <text:p>3.33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6.61310086666667" calcext:value-type="float">
            <text:p>6.613101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87.41" calcext:value-type="float">
            <text:p>7587.41</text:p>
          </table:table-cell>
          <table:table-cell office:value-type="float" office:value="0.008323" calcext:value-type="float">
            <text:p>0.008323</text:p>
          </table:table-cell>
          <table:table-cell table:formula="of:=100*([.D8]-[.G8])/[.D8]" office:value-type="float" office:value="2.16397114238878" calcext:value-type="float">
            <text:p>2.16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48.83" calcext:value-type="float">
            <text:p>7548.83</text:p>
          </table:table-cell>
          <table:table-cell office:value-type="float" office:value="0.006677" calcext:value-type="float">
            <text:p>0.006677</text:p>
          </table:table-cell>
          <table:table-cell table:formula="of:=100*([.D9]-[.G9])/[.D9]" office:value-type="float" office:value="2.89282673468821" calcext:value-type="float">
            <text:p>2.89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10.91" calcext:value-type="float">
            <text:p>7610.91</text:p>
          </table:table-cell>
          <table:table-cell office:value-type="float" office:value="0.0092" calcext:value-type="float">
            <text:p>0.009200</text:p>
          </table:table-cell>
          <table:table-cell table:formula="of:=100*([.D10]-[.G10])/[.D10]" office:value-type="float" office:value="2.06930683560358" calcext:value-type="float">
            <text:p>2.07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2.12805058096527" calcext:value-type="float">
            <text:p>2.13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18.42" calcext:value-type="float">
            <text:p>7518.42</text:p>
          </table:table-cell>
          <table:table-cell office:value-type="float" office:value="0.010152" calcext:value-type="float">
            <text:p>0.010152</text:p>
          </table:table-cell>
          <table:table-cell table:formula="of:=100*([.D11]-[.G11])/[.D11]" office:value-type="float" office:value="2.99916021808281" calcext:value-type="float">
            <text:p>3.00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0.92935726669785" calcext:value-type="float">
            <text:p>0.93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70.74" calcext:value-type="float">
            <text:p>7670.74</text:p>
          </table:table-cell>
          <table:table-cell office:value-type="float" office:value="0.008199" calcext:value-type="float">
            <text:p>0.008199</text:p>
          </table:table-cell>
          <table:table-cell table:formula="of:=100*([.D12]-[.G12])/[.D12]" office:value-type="float" office:value="1.27837702585671" calcext:value-type="float">
            <text:p>1.28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0.453943726789926" calcext:value-type="float">
            <text:p>0.45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18.71" calcext:value-type="float">
            <text:p>7618.71</text:p>
          </table:table-cell>
          <table:table-cell office:value-type="float" office:value="0.007449" calcext:value-type="float">
            <text:p>0.007449</text:p>
          </table:table-cell>
          <table:table-cell table:formula="of:=100*([.D13]-[.G13])/[.D13]" office:value-type="float" office:value="2.07754892443735" calcext:value-type="float">
            <text:p>2.08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86197" calcext:value-type="float">
            <text:p>0.008620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185597.100425" calcext:value-type="float">
            <text:p>11185597.100425</text:p>
          </table:table-cell>
          <table:table-cell office:value-type="float" office:value="2.246905" calcext:value-type="float">
            <text:p>2.246905</text:p>
          </table:table-cell>
          <table:table-cell table:formula="of:=100*([.D14]-[.G14])/[.D14]" office:value-type="float" office:value="1.01149398958089" calcext:value-type="float">
            <text:p>1.01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4.5655544" calcext:value-type="float">
            <text:p>4.565554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208399.011322" calcext:value-type="float">
            <text:p>11208399.011322</text:p>
          </table:table-cell>
          <table:table-cell office:value-type="float" office:value="2.200428" calcext:value-type="float">
            <text:p>2.200428</text:p>
          </table:table-cell>
          <table:table-cell table:formula="of:=100*([.D15]-[.G15])/[.D15]" office:value-type="float" office:value="0.694410702156627" calcext:value-type="float">
            <text:p>0.69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20.8689052857143" calcext:value-type="float">
            <text:p>20.868905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192499.907093" calcext:value-type="float">
            <text:p>11192499.907093</text:p>
          </table:table-cell>
          <table:table-cell office:value-type="float" office:value="2.121615" calcext:value-type="float">
            <text:p>2.121615</text:p>
          </table:table-cell>
          <table:table-cell table:formula="of:=100*([.D16]-[.G16])/[.D16]" office:value-type="float" office:value="0.950809943411216" calcext:value-type="float">
            <text:p>0.9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196566.502954" calcext:value-type="float">
            <text:p>11196566.502954</text:p>
          </table:table-cell>
          <table:table-cell office:value-type="float" office:value="2.221656" calcext:value-type="float">
            <text:p>2.221656</text:p>
          </table:table-cell>
          <table:table-cell table:formula="of:=100*([.D17]-[.G17])/[.D17]" office:value-type="float" office:value="0.835255582009696" calcext:value-type="float">
            <text:p>0.84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169645.21342" calcext:value-type="float">
            <text:p>11169645.213420</text:p>
          </table:table-cell>
          <table:table-cell office:value-type="float" office:value="2.072369" calcext:value-type="float">
            <text:p>2.072369</text:p>
          </table:table-cell>
          <table:table-cell table:formula="of:=100*([.D18]-[.G18])/[.D18]" office:value-type="float" office:value="1.11916343163795" calcext:value-type="float">
            <text:p>1.12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175165.277229" calcext:value-type="float">
            <text:p>11175165.277229</text:p>
          </table:table-cell>
          <table:table-cell office:value-type="float" office:value="2.085053" calcext:value-type="float">
            <text:p>2.085053</text:p>
          </table:table-cell>
          <table:table-cell table:formula="of:=100*([.D19]-[.G19])/[.D19]" office:value-type="float" office:value="1.03726124643271" calcext:value-type="float">
            <text:p>1.04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187397.894291" calcext:value-type="float">
            <text:p>11187397.894291</text:p>
          </table:table-cell>
          <table:table-cell office:value-type="float" office:value="2.240059" calcext:value-type="float">
            <text:p>2.240059</text:p>
          </table:table-cell>
          <table:table-cell table:formula="of:=100*([.D20]-[.G20])/[.D20]" office:value-type="float" office:value="1.04619081965378" calcext:value-type="float">
            <text:p>1.05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197682.128372" calcext:value-type="float">
            <text:p>11197682.128372</text:p>
          </table:table-cell>
          <table:table-cell office:value-type="float" office:value="2.167887" calcext:value-type="float">
            <text:p>2.167887</text:p>
          </table:table-cell>
          <table:table-cell table:formula="of:=100*([.D21]-[.G21])/[.D21]" office:value-type="float" office:value="0.729029605983841" calcext:value-type="float">
            <text:p>0.73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213117.47106" calcext:value-type="float">
            <text:p>11213117.471060</text:p>
          </table:table-cell>
          <table:table-cell office:value-type="float" office:value="2.270365" calcext:value-type="float">
            <text:p>2.270365</text:p>
          </table:table-cell>
          <table:table-cell table:formula="of:=100*([.D22]-[.G22])/[.D22]" office:value-type="float" office:value="0.744175108091384" calcext:value-type="float">
            <text:p>0.74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169241.897007" calcext:value-type="float">
            <text:p>11169241.897007</text:p>
          </table:table-cell>
          <table:table-cell table:style-name="ce83" office:value-type="float" office:value="2.111233" calcext:value-type="float">
            <text:p>2.111233</text:p>
          </table:table-cell>
          <table:table-cell table:formula="of:=100*([.D23]-[.G23])/[.D23]" office:value-type="float" office:value="1.12578223802041" calcext:value-type="float">
            <text:p>1.13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761452" calcext:value-type="float">
            <text:p>24761452</text:p>
          </table:table-cell>
          <table:table-cell office:value-type="float" office:value="7.978911" calcext:value-type="float">
            <text:p>7.978911</text:p>
          </table:table-cell>
          <table:table-cell table:formula="of:=100*([.D24]-[.G24])/[.D24]" office:value-type="float" office:value="0.492916965887066" calcext:value-type="float">
            <text:p>0.49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707185" calcext:value-type="float">
            <text:p>24707185</text:p>
          </table:table-cell>
          <table:table-cell office:value-type="float" office:value="8.181308" calcext:value-type="float">
            <text:p>8.181308</text:p>
          </table:table-cell>
          <table:table-cell table:formula="of:=100*([.D25]-[.G25])/[.D25]" office:value-type="float" office:value="0.795592750628078" calcext:value-type="float">
            <text:p>0.8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3248688" calcext:value-type="float">
            <text:p>43248688</text:p>
          </table:table-cell>
          <table:table-cell office:value-type="float" office:value="14.326703" calcext:value-type="float">
            <text:p>14.326703</text:p>
          </table:table-cell>
          <table:table-cell table:formula="of:=100*([.D26]-[.G26])/[.D26]" office:value-type="float" office:value="0.43412728072334" calcext:value-type="float">
            <text:p>0.4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3168926" calcext:value-type="float">
            <text:p>43168926</text:p>
          </table:table-cell>
          <table:table-cell office:value-type="float" office:value="13.900844" calcext:value-type="float">
            <text:p>13.900844</text:p>
          </table:table-cell>
          <table:table-cell table:formula="of:=100*([.D27]-[.G27])/[.D27]" office:value-type="float" office:value="0.619125789826529" calcext:value-type="float">
            <text:p>0.6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3259095" calcext:value-type="float">
            <text:p>43259095</text:p>
          </table:table-cell>
          <table:table-cell office:value-type="float" office:value="14.095741" calcext:value-type="float">
            <text:p>14.095741</text:p>
          </table:table-cell>
          <table:table-cell table:formula="of:=100*([.D28]-[.G28])/[.D28]" office:value-type="float" office:value="0.499481889549308" calcext:value-type="float">
            <text:p>0.5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758671" calcext:value-type="float">
            <text:p>66758671</text:p>
          </table:table-cell>
          <table:table-cell office:value-type="float" office:value="20.567244" calcext:value-type="float">
            <text:p>20.567244</text:p>
          </table:table-cell>
          <table:table-cell table:formula="of:=100*([.D29]-[.G29])/[.D29]" office:value-type="float" office:value="0.381084259478658" calcext:value-type="float">
            <text:p>0.38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795495" calcext:value-type="float">
            <text:p>66795495</text:p>
          </table:table-cell>
          <table:table-cell office:value-type="float" office:value="20.039913" calcext:value-type="float">
            <text:p>20.039913</text:p>
          </table:table-cell>
          <table:table-cell table:formula="of:=100*([.D30]-[.G30])/[.D30]" office:value-type="float" office:value="0.274876206348541" calcext:value-type="float">
            <text:p>0.27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6785908" calcext:value-type="float">
            <text:p>66785908</text:p>
          </table:table-cell>
          <table:table-cell office:value-type="float" office:value="20.441362" calcext:value-type="float">
            <text:p>20.441362</text:p>
          </table:table-cell>
          <table:table-cell table:formula="of:=100*([.D31]-[.G31])/[.D31]" office:value-type="float" office:value="0.308941799887173" calcext:value-type="float">
            <text:p>0.31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5317567" calcext:value-type="float">
            <text:p>95317567</text:p>
          </table:table-cell>
          <table:table-cell office:value-type="float" office:value="28.079696" calcext:value-type="float">
            <text:p>28.079696</text:p>
          </table:table-cell>
          <table:table-cell table:formula="of:=100*([.D32]-[.G32])/[.D32]" office:value-type="float" office:value="0.3304091538002" calcext:value-type="float">
            <text:p>0.3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5258256" calcext:value-type="float">
            <text:p>95258256</text:p>
          </table:table-cell>
          <table:table-cell office:value-type="float" office:value="28.957537" calcext:value-type="float">
            <text:p>28.957537</text:p>
          </table:table-cell>
          <table:table-cell table:formula="of:=100*([.D33]-[.G33])/[.D33]" office:value-type="float" office:value="0.402881171770368" calcext:value-type="float">
            <text:p>0.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5" loext:min-decimal-places="5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8" loext:min-decimal-places="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3:44:48.997925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1-04-10T14:23:33.318810751</dc:date>
    <meta:editing-duration>PT20M9S</meta:editing-duration>
    <meta:editing-cycles>4</meta:editing-cycles>
    <meta:generator>LibreOffice/6.4.6.2$Linux_X86_64 LibreOffice_project/40$Build-2</meta:generator>
    <meta:document-statistic meta:table-count="3" meta:cell-count="801" meta:object-count="0"/>
  </office:meta>
</office:document-meta>
</file>